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882000043CE14FAA5B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9.564cm" draw:z-index="0"><draw:image xlink:href="Pictures/2000000700007882000043CE14FAA5BD.svm" xlink:type="simple" xlink:show="embed" xlink:actuate="onLoad"/></draw:frame></text:p>
      <text:p text:style-name="Standard"><draw:frame draw:style-name="fr2" draw:name="graphics2" text:anchor-type="as-char" svg:width="17.992cm" svg:height="13.891cm" draw:z-index="1"><draw:image xlink:href="https://d33wubrfki0l68.cloudfront.net/17ea1c85948da20a3414c8ff92726ed8d42e933a/61d92/assets/images/css-gradients/gradient.png" xlink:type="simple" xlink:show="embed" xlink:actuate="onLoad"/></draw:frame>Gradient with gradient line, 0% line and 100% line </text:p>
      <text:p text:style-name="Standard"/>
      <text:p text:style-name="Standard"/>
      <text:p text:style-name="Standard"><text:soft-page-break/>Going to give myself till saturday to make dynamic then just make it look right for my screen size</text:p>
      <text:p text:style-name="Standard"/>
      <text:p text:style-name="Standard"/>
      <text:p text:style-name="Standard"/>
      <text:p text:style-name="Standard">To place the cards need them place based on the line. The line is produced using gradient background in css. So we need to find equation of the line.</text:p>
      <text:p text:style-name="Standard"/>
      <text:p text:style-name="Standard">Some articles to help.</text:p>
      <text:p text:style-name="Standard"><text:a xlink:type="simple" xlink:href="https://codepen.io/phy5prt/pen/NZepMr" text:style-name="Internet_20_link" text:visited-style-name="Visited_20_Internet_20_Link">https://codepen.io/phy5prt/pen/NZepMr</text:a> </text:p>
      <text:p text:style-name="Standard"><text:a xlink:type="simple" xlink:href="https://codepen.io/phy5prt/pen/agPJEG" text:style-name="Internet_20_link" text:visited-style-name="Visited_20_Internet_20_Link">https://codepen.io/phy5prt/pen/agPJEG</text:a> </text:p>
      <text:p text:style-name="Standard">https://drafts.csswg.org/css-images/#linear-gradient-syntax</text:p>
      <text:p text:style-name="Standard">https://medium.com/@patrickbrosset/do-you-really-understand-css-linear-gradients-631d9a895caf</text:p>
      <text:p text:style-name="Standard">https://hugogiraudel.com/2013/02/04/css-gradients/</text:p>
      <text:p text:style-name="Standard"/>
      <text:p text:style-name="Standard"/>
      <text:p text:style-name="Standard">The cards could be placed with a loop, with exact coords working 2d arrau.</text:p>
      <text:p text:style-name="Standard">Could be a fluid container or just any container as i am making it dynamic</text:p>
      <text:p text:style-name="Standard"/>
      <text:p text:style-name="Standard">to get the position i have disregarded putting the cards in a slanted box and slanting the cards the opposite way</text:p>
      <text:p text:style-name="Standard"/>
      <text:p text:style-name="Standard">also using a slanted box to stop them going into the top doesnt work</text:p>
      <text:p text:style-name="Standard"/>
      <text:p text:style-name="Standard">what does work it making an invisible spacer a cards width and puhing down the cards that way</text:p>
      <text:p text:style-name="Standard"/>
      <text:p text:style-name="Standard">alternatively the top cards could be given a margin</text:p>
      <text:p text:style-name="Standard"/>
      <text:p text:style-name="P1">Implementing – https://hugogiraudel.com/2013/02/04/css-gradients/!!!</text:p>
      <text:p text:style-name="P1"/>
      <text:p text:style-name="P2">Calculate the xy coordinate each top card should start (on the x a card margin and width)</text:p>
      <text:list xml:id="list6097524042351343437" text:style-name="L1">
        <text:list-item>
          <text:p text:style-name="P3">find two points on the gradient line</text:p>
        </text:list-item>
        <text:list-item>
          <text:p text:style-name="P3">get the equation of the gradient line</text:p>
        </text:list-item>
        <text:list-item>
          <text:p text:style-name="P3">find a point the percentage along it that the black line occurs</text:p>
        </text:list-item>
        <text:list-item>
          <text:p text:style-name="P3">having found the percentage of the whole length use trig to find that coordinate</text:p>
        </text:list-item>
        <text:list-item>
          <text:p text:style-name="P3">using that coordinate and inverting the gradient will be able to calculate equation of the line for the black line</text:p>
        </text:list-item>
      </text:list>
      <text:p text:style-name="P2">Calculate how many cards fit under each point such that there is no yellow space at the bottom</text:p>
      <text:p text:style-name="P2">For each column of cards create the top card and add margin or use a spacer card and generate cards underneith</text:p>
      <text:p text:style-name="P2"/>
      <text:p text:style-name="P2">make pseudo after element on background so pink area and black lines overlap card corners</text:p>
      <text:list xml:id="list29647044" text:continue-numbering="true" text:style-name="L1">
        <text:list-header>
          <text:p text:style-name="P3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16S</meta:editing-duration>
    <meta:editing-cycles>3</meta:editing-cycles>
    <meta:generator>OpenOffice/4.1.5$Win32 OpenOffice.org_project/415m1$Build-9789</meta:generator>
    <dc:date>2019-07-10T09:43:37.39</dc:date>
    <meta:document-statistic meta:table-count="0" meta:image-count="2" meta:object-count="0" meta:page-count="2" meta:paragraph-count="25" meta:word-count="296" meta:character-count="1857"/>
    <dc:creator>Phil Tate</dc:creator>
    <meta:user-defined meta:name="Info 1"/>
    <meta:user-defined meta:name="Info 2"/>
    <meta:user-defined meta:name="Info 3"/>
    <meta:user-defined meta:name="Info 4"/>
  </office:meta>
</office:document-meta>
</file>